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7-05-30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7-04-18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7-03-21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7-02-22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7-01-18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6-11-16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6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6-09-22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6-08-23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6-07-20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6-06-20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6-06-03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6-04-18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6-03-23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5-12-1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5-11-20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5-10-20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5-08-20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5-07-30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5-07-01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5-05-22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5-04-24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5-03-25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5-01-16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4-12-30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4-11-21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4-10-28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4-09-17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4-08-20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4-07-21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4-06-18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4-05-20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4-04-21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4-03-25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4-02-24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4-01-27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3-12-27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3-11-20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3-10-29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3-09-25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3-08-14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3-07-16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3-06-20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3-05-16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3-04-17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3-03-27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3-02-21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3-01-30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2-12-28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2-11-29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2-09-26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2-08-28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2-07-19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2-06-27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2-05-21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2-04-18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2-03-23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2-02-28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2-01-25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1-12-20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1-11-28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1-10-18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1-09-26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1-09-01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1-07-20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1-06-16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1-05-23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1-04-19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1-03-25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1-02-23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1-01-05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0-11-22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0-10-25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0-09-29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0-08-30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0-07-23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0-06-17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0-05-20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0-04-21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0-03-18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0-02-22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10-01-20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9-12-30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9-11-16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9-10-14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9-08-19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9-07-1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9-06-15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9-05-18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9-04-30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9-03-24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9-02-18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9-01-23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8-12-18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8-11-25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8-10-2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8-06-19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8-05-21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8-04-22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8-03-27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8-02-27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8-01-17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7-12-21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7-11-15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7-10-12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7-09-18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7-07-20 1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7-06-25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7-04-30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7-03-29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7-03-09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7-01-25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6-12-20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6-11-17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6-10-23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6-09-20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6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6-07-1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6-06-19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6-05-22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6-04-21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6-03-2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6-02-24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6-01-20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5-12-27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5-11-15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5-10-19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5-09-20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5-08-1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5-07-1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5-06-1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5-05-17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5-04-18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5-03-18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5-02-23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5-01-19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4-12-14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4-11-16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4-10-20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4-09-23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4-08-18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4-07-20 1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4-06-15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4-05-21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4-04-20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4-03-16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4-02-17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4-01-20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3-12-16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3-11-20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3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3-09-30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3-06-19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3-05-22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3-04-16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3-03-1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3-02-2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3-01-15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2-12-21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2-11-21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2-10-17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2-09-20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2-08-19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2-07-16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2-06-20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2-05-15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2-04-19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2-03-1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2-02-20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2-01-15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1-12-26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1-11-16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1-10-19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1-09-18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1-08-28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1-07-18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1-06-27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1-05-15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1-04-23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1-03-20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1-02-15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1-01-16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0-12-19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0-11-15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0-10-17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0-09-25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0-08-22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0-07-18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0-06-15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0-05-15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0-04-19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0-03-23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0-02-28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0-01-27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2000-01-04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9-11-1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9-10-21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9-08-18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9-07-20 1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9-06-25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9-05-27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9-04-28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9-03-30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9-02-26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9-01-26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8-12-17 1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8-11-19 1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8-10-29 1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8-09-25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8-08-24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8-07-22 1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8-06-22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8-05-20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8-04-22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8-03-17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8-03-16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8-02-27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8-01-21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7-12-16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7-11-21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7-10-23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7-09-16 1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7-08-25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7-07-31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7-06-2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7-05-29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7-04-16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7-03-12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7-03-10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7-02-19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7-01-22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6-12-23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6-11-25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6-10-28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6-09-26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6-08-22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6-07-30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6-06-2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6-05-16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6-04-26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6-03-12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6-03-11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6-02-20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6-01-11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5-11-21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5-10-26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5-09-28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5-08-30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5-07-24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5-06-15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5-05-15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5-04-18 1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5-03-22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5-03-13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5-02-27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5-01-17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4-12-28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4-12-09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4-10-17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4-09-20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4-08-26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4-07-20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4-06-16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4-05-23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4-04-18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4-03-31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4-02-16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4-01-24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3-12-22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3-11-16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3-10-19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3-09-20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3-08-23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3-07-14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3-06-15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3-05-18 1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3-04-20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3-03-3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3-03-25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3-02-18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3-01-1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2-12-2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2-11-1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2-10-19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2-09-15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2-08-3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2-07-17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2-06-2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2-05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2-04-28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2-04-23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2-03-16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2-03-12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2-02-27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2-01-28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1-12-16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1-11-1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1-10-22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1-09-17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1-08-2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1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1-06-14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1-05-2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1-04-24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1-03-22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1-03-13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1-02-2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1-01-25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0-12-12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0-11-1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0-10-17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0-09-19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0-08-15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0-07-13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0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0-05-23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0-04-1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0-03-27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0-02-20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90-01-1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9-12-20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9-11-2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9-10-2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9-09-18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9-08-18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9-07-18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9-06-23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9-05-26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9-04-2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9-03-16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9-02-2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9-01-24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8-12-21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8-11-23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8-10-26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8-09-26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8-08-2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8-07-25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8-06-2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8-05-2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8-04-26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8-03-1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8-02-1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8-02-02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7-12-23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7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7-10-2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7-09-30 1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7-08-25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7-07-29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7-06-24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7-05-2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7-04-30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7-03-27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7-02-26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7-01-30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6-12-23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6-11-26 1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6-10-29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6-08-21 1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6-07-24 1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6-06-27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6-05-19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6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6-03-27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6-02-27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6-01-16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5-12-17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5-11-1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5-10-2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5-09-25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5-07-25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5-06-20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5-05-20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5-04-22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5-03-22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5-02-21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5-01-30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4-12-19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4-11-26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4-10-23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4-09-24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4-08-27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4-07-23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4-06-20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4-05-23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4-04-23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4-03-22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4-03-01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4-01-23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3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3-11-21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3-10-21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3-09-20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3-08-22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3-07-25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3-06-21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3-05-23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3-04-21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3-03-21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3-02-25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3-01-24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2-11-26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2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2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2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2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2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1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1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1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1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0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0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0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0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0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0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0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0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0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80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9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9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9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9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9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9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9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9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9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9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8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8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8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8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8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8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8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8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8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8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8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8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8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8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8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7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7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7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442073240503</text:p>
          </table:table-cell>
          <table:table-cell office:value-type="string" calcext:value-type="string">
            <text:p>1977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31" meta:object-count="0"/>
    <meta:user-defined meta:name="AppVersion">3.0</meta:user-defined>
  </office:meta>
</office:document-meta>
</file>